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mpares_time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table:formula="of:=LOG([.A2];2) +1" office:value-type="float" office:value="10.9657842846621" calcext:value-type="float">
            <text:p>10.965784284662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.6" calcext:value-type="float">
            <text:p>10.6</text:p>
          </table:table-cell>
          <table:table-cell table:formula="of:=LOG([.A3];2) +1" office:value-type="float" office:value="11.9657842846621" calcext:value-type="float">
            <text:p>11.9657842846621</text:p>
          </table:table-cell>
          <table:table-cell table:formula="of:=[.C3]-[.C2]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9" calcext:value-type="float">
            <text:p>9</text:p>
          </table:table-cell>
          <table:table-cell table:formula="of:=LOG([.A4];2) +1" office:value-type="float" office:value="12.5507467853832" calcext:value-type="float">
            <text:p>12.5507467853832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9.8" calcext:value-type="float">
            <text:p>9.8</text:p>
          </table:table-cell>
          <table:table-cell table:formula="of:=LOG([.A5];2) +1" office:value-type="float" office:value="12.9657842846621" calcext:value-type="float">
            <text:p>12.9657842846621</text:p>
          </table:table-cell>
          <table:table-cell table:formula="of:=[.C5]-[.C3]" office:value-type="float" office:value="-0.799999999999999" calcext:value-type="float">
            <text:p>-0.79999999999999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.6" calcext:value-type="float">
            <text:p>10.6</text:p>
          </table:table-cell>
          <table:table-cell table:formula="of:=LOG([.A6];2) +1" office:value-type="float" office:value="13.2877123795495" calcext:value-type="float">
            <text:p>13.2877123795495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.6" calcext:value-type="float">
            <text:p>10.6</text:p>
          </table:table-cell>
          <table:table-cell table:formula="of:=LOG([.A7];2) +1" office:value-type="float" office:value="13.5507467853832" calcext:value-type="float">
            <text:p>13.5507467853832</text:p>
          </table:table-cell>
          <table:table-cell table:formula="of:=[.C7]-[.C4]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9" calcext:value-type="float">
            <text:p>9</text:p>
          </table:table-cell>
          <table:table-cell table:formula="of:=LOG([.A8];2) +1" office:value-type="float" office:value="13.7731392067197" calcext:value-type="float">
            <text:p>13.7731392067197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LOG([.A9];2) +1" office:value-type="float" office:value="13.9657842846621" calcext:value-type="float">
            <text:p>13.9657842846621</text:p>
          </table:table-cell>
          <table:table-cell table:formula="of:=[.C9]-[.C5]" office:value-type="float" office:value="-0.800000000000001" calcext:value-type="float">
            <text:p>-0.80000000000000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table:formula="of:=LOG([.A10];2) +1" office:value-type="float" office:value="14.1357092861044" calcext:value-type="float">
            <text:p>14.1357092861044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.2" calcext:value-type="float">
            <text:p>10.2</text:p>
          </table:table-cell>
          <table:table-cell table:formula="of:=LOG([.A11];2) +1" office:value-type="float" office:value="14.2877123795495" calcext:value-type="float">
            <text:p>14.2877123795495</text:p>
          </table:table-cell>
          <table:table-cell table:formula="of:=[.C11]-[.C6]"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.2" calcext:value-type="float">
            <text:p>12.2</text:p>
          </table:table-cell>
          <table:table-cell table:formula="of:=LOG([.A12];2) +1" office:value-type="float" office:value="14.4252159032994" calcext:value-type="float">
            <text:p>14.4252159032994</text:p>
          </table:table-cell>
          <table:table-cell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.2" calcext:value-type="float">
            <text:p>12.2</text:p>
          </table:table-cell>
          <table:table-cell table:formula="of:=LOG([.A13];2) +1" office:value-type="float" office:value="14.5507467853832" calcext:value-type="float">
            <text:p>14.5507467853832</text:p>
          </table:table-cell>
          <table:table-cell table:formula="of:=[.C13]-[.C7]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table:formula="of:=LOG([.A14];2) +1" office:value-type="float" office:value="14.6662240028032" calcext:value-type="float">
            <text:p>14.6662240028032</text:p>
          </table:table-cell>
          <table:table-cell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table:formula="of:=LOG([.A15];2) +1" office:value-type="float" office:value="14.7731392067197" calcext:value-type="float">
            <text:p>14.7731392067197</text:p>
          </table:table-cell>
          <table:table-cell table:formula="of:=[.C15]-[.C8]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9.8" calcext:value-type="float">
            <text:p>9.8</text:p>
          </table:table-cell>
          <table:table-cell table:formula="of:=LOG([.A16];2) +1" office:value-type="float" office:value="14.8726748802706" calcext:value-type="float">
            <text:p>14.8726748802706</text:p>
          </table:table-cell>
          <table:table-cell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.4" calcext:value-type="float">
            <text:p>11.4</text:p>
          </table:table-cell>
          <table:table-cell table:formula="of:=LOG([.A17];2) +1" office:value-type="float" office:value="14.9657842846621" calcext:value-type="float">
            <text:p>14.9657842846621</text:p>
          </table:table-cell>
          <table:table-cell table:formula="of:=[.C17]-[.C9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table:formula="of:=LOG([.A18];2) +1" office:value-type="float" office:value="15.0532471259124" calcext:value-type="float">
            <text:p>15.0532471259124</text:p>
          </table:table-cell>
          <table:table-cell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.6" calcext:value-type="float">
            <text:p>10.6</text:p>
          </table:table-cell>
          <table:table-cell table:formula="of:=LOG([.A19];2) +1" office:value-type="float" office:value="15.1357092861044" calcext:value-type="float">
            <text:p>15.1357092861044</text:p>
          </table:table-cell>
          <table:table-cell table:formula="of:=[.C19]-[.C10]"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.8" calcext:value-type="float">
            <text:p>11.8</text:p>
          </table:table-cell>
          <table:table-cell table:formula="of:=LOG([.A20];2) +1" office:value-type="float" office:value="15.2137117981057" calcext:value-type="float">
            <text:p>15.2137117981057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.8" calcext:value-type="float">
            <text:p>11.8</text:p>
          </table:table-cell>
          <table:table-cell table:formula="of:=LOG([.A21];2) +1" office:value-type="float" office:value="15.2877123795495" calcext:value-type="float">
            <text:p>15.2877123795495</text:p>
          </table:table-cell>
          <table:table-cell table:formula="of:=[.C21]-[.C11]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.2" calcext:value-type="float">
            <text:p>10.2</text:p>
          </table:table-cell>
          <table:table-cell table:formula="of:=LOG([.A22];2) +1" office:value-type="float" office:value="15.3581017074408" calcext:value-type="float">
            <text:p>15.3581017074408</text:p>
          </table:table-cell>
          <table:table-cell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9.8" calcext:value-type="float">
            <text:p>9.8</text:p>
          </table:table-cell>
          <table:table-cell table:formula="of:=LOG([.A23];2) +1" office:value-type="float" office:value="15.4252159032994" calcext:value-type="float">
            <text:p>15.4252159032994</text:p>
          </table:table-cell>
          <table:table-cell table:formula="of:=[.C23]-[.C12]"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.8" calcext:value-type="float">
            <text:p>11.8</text:p>
          </table:table-cell>
          <table:table-cell table:formula="of:=LOG([.A24];2) +1" office:value-type="float" office:value="15.4893462407191" calcext:value-type="float">
            <text:p>15.4893462407191</text:p>
          </table:table-cell>
          <table:table-cell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9.8" calcext:value-type="float">
            <text:p>9.8</text:p>
          </table:table-cell>
          <table:table-cell table:formula="of:=LOG([.A25];2) +1" office:value-type="float" office:value="15.5507467853832" calcext:value-type="float">
            <text:p>15.5507467853832</text:p>
          </table:table-cell>
          <table:table-cell table:formula="of:=[.C25]-[.C13]" office:value-type="float" office:value="-2.4" calcext:value-type="float">
            <text:p>-2.4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.2" calcext:value-type="float">
            <text:p>8.2</text:p>
          </table:table-cell>
          <table:table-cell table:formula="of:=LOG([.A26];2) +1" office:value-type="float" office:value="15.6096404744368" calcext:value-type="float">
            <text:p>15.6096404744368</text:p>
          </table:table-cell>
          <table:table-cell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.8" calcext:value-type="float">
            <text:p>11.8</text:p>
          </table:table-cell>
          <table:table-cell table:formula="of:=LOG([.A27];2) +1" office:value-type="float" office:value="15.6662240028032" calcext:value-type="float">
            <text:p>15.6662240028032</text:p>
          </table:table-cell>
          <table:table-cell table:formula="of:=[.C27]-[.C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.6" calcext:value-type="float">
            <text:p>10.6</text:p>
          </table:table-cell>
          <table:table-cell table:formula="of:=LOG([.A28];2) +1" office:value-type="float" office:value="15.7206717868256" calcext:value-type="float">
            <text:p>15.7206717868256</text:p>
          </table:table-cell>
          <table:table-cell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LOG([.A29];2) +1" office:value-type="float" office:value="15.7731392067197" calcext:value-type="float">
            <text:p>15.7731392067197</text:p>
          </table:table-cell>
          <table:table-cell table:formula="of:=[.C29]-[.C15]" office:value-type="float" office:value="-4.8" calcext:value-type="float">
            <text:p>-4.8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table:formula="of:=LOG([.A30];2) +1" office:value-type="float" office:value="15.8237652797897" calcext:value-type="float">
            <text:p>15.8237652797897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9.4" calcext:value-type="float">
            <text:p>9.4</text:p>
          </table:table-cell>
          <table:table-cell table:formula="of:=LOG([.A31];2) +1" office:value-type="float" office:value="15.8726748802706" calcext:value-type="float">
            <text:p>15.8726748802706</text:p>
          </table:table-cell>
          <table:table-cell table:formula="of:=[.C31]-[.C16]"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9.4" calcext:value-type="float">
            <text:p>9.4</text:p>
          </table:table-cell>
          <table:table-cell table:formula="of:=LOG([.A32];2) +1" office:value-type="float" office:value="15.919980595049" calcext:value-type="float">
            <text:p>15.919980595049</text:p>
          </table:table-cell>
          <table:table-cell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8.6" calcext:value-type="float">
            <text:p>8.6</text:p>
          </table:table-cell>
          <table:table-cell table:formula="of:=LOG([.A33];2) +1" office:value-type="float" office:value="15.9657842846621" calcext:value-type="float">
            <text:p>15.9657842846621</text:p>
          </table:table-cell>
          <table:table-cell table:formula="of:=[.C33]-[.C17]" office:value-type="float" office:value="-2.8" calcext:value-type="float">
            <text:p>-2.8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table:formula="of:=LOG([.A34];2) +1" office:value-type="float" office:value="16.0101784040205" calcext:value-type="float">
            <text:p>16.0101784040205</text:p>
          </table:table-cell>
          <table:table-cell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.2" calcext:value-type="float">
            <text:p>10.2</text:p>
          </table:table-cell>
          <table:table-cell table:formula="of:=LOG([.A35];2) +1" office:value-type="float" office:value="16.0532471259124" calcext:value-type="float">
            <text:p>16.0532471259124</text:p>
          </table:table-cell>
          <table:table-cell table:formula="of:=[.C35]-[.C15]" office:value-type="float" office:value="-1.6" calcext:value-type="float">
            <text:p>-1.6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table:formula="of:=LOG([.A36];2) +1" office:value-type="float" office:value="16.0950673016071" calcext:value-type="float">
            <text:p>16.0950673016071</text:p>
          </table:table-cell>
          <table:table-cell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formula="of:=LOG([.A37];2) +1" office:value-type="float" office:value="16.1357092861044" calcext:value-type="float">
            <text:p>16.1357092861044</text:p>
          </table:table-cell>
          <table:table-cell table:formula="of:=[.C37]-[.C19]" office:value-type="float" office:value="-2.8" calcext:value-type="float">
            <text:p>-2.8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.4" calcext:value-type="float">
            <text:p>11.4</text:p>
          </table:table-cell>
          <table:table-cell table:formula="of:=LOG([.A38];2) +1" office:value-type="float" office:value="16.175237650291" calcext:value-type="float">
            <text:p>16.175237650291</text:p>
          </table:table-cell>
          <table:table-cell/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.2" calcext:value-type="float">
            <text:p>10.2</text:p>
          </table:table-cell>
          <table:table-cell table:formula="of:=LOG([.A39];2) +1" office:value-type="float" office:value="16.2137117981057" calcext:value-type="float">
            <text:p>16.2137117981057</text:p>
          </table:table-cell>
          <table:table-cell table:formula="of:=[.C39]-[.C19]"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table:formula="of:=LOG([.A40];2) +1" office:value-type="float" office:value="16.2511865035243" calcext:value-type="float">
            <text:p>16.2511865035243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.2" calcext:value-type="float">
            <text:p>8.2</text:p>
          </table:table-cell>
          <table:table-cell table:formula="of:=LOG([.A41];2) +1" office:value-type="float" office:value="16.2877123795494" calcext:value-type="float">
            <text:p>16.2877123795494</text:p>
          </table:table-cell>
          <table:table-cell table:formula="of:=[.C41]-[.C21]"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.2" calcext:value-type="float">
            <text:p>12.2</text:p>
          </table:table-cell>
          <table:table-cell table:formula="of:=LOG([.A42];2) +1" office:value-type="float" office:value="16.3233362892802" calcext:value-type="float">
            <text:p>16.3233362892802</text:p>
          </table:table-cell>
          <table:table-cell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.6" calcext:value-type="float">
            <text:p>10.6</text:p>
          </table:table-cell>
          <table:table-cell table:formula="of:=LOG([.A43];2) +1" office:value-type="float" office:value="16.3581017074408" calcext:value-type="float">
            <text:p>16.3581017074408</text:p>
          </table:table-cell>
          <table:table-cell table:formula="of:=[.C43]-[.C22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.6" calcext:value-type="float">
            <text:p>10.6</text:p>
          </table:table-cell>
          <table:table-cell table:formula="of:=LOG([.A44];2) +1" office:value-type="float" office:value="16.3920490393642" calcext:value-type="float">
            <text:p>16.3920490393642</text:p>
          </table:table-cell>
          <table:table-cell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.8" calcext:value-type="float">
            <text:p>11.8</text:p>
          </table:table-cell>
          <table:table-cell table:formula="of:=LOG([.A45];2) +1" office:value-type="float" office:value="16.4252159032994" calcext:value-type="float">
            <text:p>16.4252159032994</text:p>
          </table:table-cell>
          <table:table-cell table:formula="of:=[.C45]-[.C2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table:formula="of:=LOG([.A46];2) +1" office:value-type="float" office:value="16.4576373809918" calcext:value-type="float">
            <text:p>16.4576373809918</text:p>
          </table:table-cell>
          <table:table-cell/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9.8" calcext:value-type="float">
            <text:p>9.8</text:p>
          </table:table-cell>
          <table:table-cell table:formula="of:=LOG([.A47];2) +1" office:value-type="float" office:value="16.4893462407191" calcext:value-type="float">
            <text:p>16.4893462407191</text:p>
          </table:table-cell>
          <table:table-cell table:formula="of:=[.C47]-[.C2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.8" calcext:value-type="float">
            <text:p>11.8</text:p>
          </table:table-cell>
          <table:table-cell table:formula="of:=LOG([.A48];2) +1" office:value-type="float" office:value="16.5203731363397" calcext:value-type="float">
            <text:p>16.5203731363397</text:p>
          </table:table-cell>
          <table:table-cell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table:formula="of:=LOG([.A49];2) +1" office:value-type="float" office:value="16.5507467853832" calcext:value-type="float">
            <text:p>16.5507467853832</text:p>
          </table:table-cell>
          <table:table-cell table:formula="of:=[.C49]-[.C25]" office:value-type="float" office:value="0.399999999999999" calcext:value-type="float">
            <text:p>0.399999999999999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.4" calcext:value-type="float">
            <text:p>11.4</text:p>
          </table:table-cell>
          <table:table-cell table:formula="of:=LOG([.A50];2) +1" office:value-type="float" office:value="16.5804941287773" calcext:value-type="float">
            <text:p>16.5804941287773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.2" calcext:value-type="float">
            <text:p>10.2</text:p>
          </table:table-cell>
          <table:table-cell table:formula="of:=LOG([.A51];2) +1" office:value-type="float" office:value="16.6096404744368" calcext:value-type="float">
            <text:p>16.6096404744368</text:p>
          </table:table-cell>
          <table:table-cell table:formula="of:=[.C51]-[.C2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.2" calcext:value-type="float">
            <text:p>12.2</text:p>
          </table:table-cell>
          <table:table-cell table:formula="of:=LOG([.A52];2) +1" office:value-type="float" office:value="16.6382096266336" calcext:value-type="float">
            <text:p>16.6382096266336</text:p>
          </table:table-cell>
          <table:table-cell/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.6" calcext:value-type="float">
            <text:p>10.6</text:p>
          </table:table-cell>
          <table:table-cell table:formula="of:=LOG([.A53];2) +1" office:value-type="float" office:value="16.6662240028032" calcext:value-type="float">
            <text:p>16.6662240028032</text:p>
          </table:table-cell>
          <table:table-cell table:formula="of:=[.C53]-[.C27]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.8" calcext:value-type="float">
            <text:p>11.8</text:p>
          </table:table-cell>
          <table:table-cell table:formula="of:=LOG([.A54];2) +1" office:value-type="float" office:value="16.6937047392253" calcext:value-type="float">
            <text:p>16.6937047392253</text:p>
          </table:table-cell>
          <table:table-cell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table:formula="of:=LOG([.A55];2) +1" office:value-type="float" office:value="16.7206717868256" calcext:value-type="float">
            <text:p>16.7206717868256</text:p>
          </table:table-cell>
          <table:table-cell table:formula="of:=[.C55]-[.C28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.4" calcext:value-type="float">
            <text:p>11.4</text:p>
          </table:table-cell>
          <table:table-cell table:formula="of:=LOG([.A56];2) +1" office:value-type="float" office:value="16.7471439981867" calcext:value-type="float">
            <text:p>16.7471439981867</text:p>
          </table:table-cell>
          <table:table-cell/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table:formula="of:=LOG([.A57];2) +1" office:value-type="float" office:value="16.7731392067197" calcext:value-type="float">
            <text:p>16.7731392067197</text:p>
          </table:table-cell>
          <table:table-cell table:formula="of:=[.C57]-[.C29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.6" calcext:value-type="float">
            <text:p>12.6</text:p>
          </table:table-cell>
          <table:table-cell table:formula="of:=LOG([.A58];2) +1" office:value-type="float" office:value="16.7986742988268" calcext:value-type="float">
            <text:p>16.7986742988268</text:p>
          </table:table-cell>
          <table:table-cell/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.2" calcext:value-type="float">
            <text:p>10.2</text:p>
          </table:table-cell>
          <table:table-cell table:formula="of:=LOG([.A59];2) +1" office:value-type="float" office:value="16.8237652797897" calcext:value-type="float">
            <text:p>16.8237652797897</text:p>
          </table:table-cell>
          <table:table-cell table:formula="of:=[.C59]-[.C30]" office:value-type="float" office:value="-0.800000000000001" calcext:value-type="float">
            <text:p>-0.800000000000001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.2" calcext:value-type="float">
            <text:p>12.2</text:p>
          </table:table-cell>
          <table:table-cell table:formula="of:=LOG([.A60];2) +1" office:value-type="float" office:value="16.8484273340239" calcext:value-type="float">
            <text:p>16.8484273340239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table:formula="of:=LOG([.A61];2) +1" office:value-type="float" office:value="16.8726748802706" calcext:value-type="float">
            <text:p>16.8726748802706</text:p>
          </table:table-cell>
          <table:table-cell table:formula="of:=[.C61]-[.C31]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.2" calcext:value-type="float">
            <text:p>10.2</text:p>
          </table:table-cell>
          <table:table-cell table:formula="of:=LOG([.A62];2) +1" office:value-type="float" office:value="16.896521622225" calcext:value-type="float">
            <text:p>16.896521622225</text:p>
          </table:table-cell>
          <table:table-cell/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.8" calcext:value-type="float">
            <text:p>7.8</text:p>
          </table:table-cell>
          <table:table-cell table:formula="of:=LOG([.A63];2) +1" office:value-type="float" office:value="16.919980595049" calcext:value-type="float">
            <text:p>16.919980595049</text:p>
          </table:table-cell>
          <table:table-cell table:formula="of:=[.C63]-[.C32]" office:value-type="float" office:value="-1.6" calcext:value-type="float">
            <text:p>-1.6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.4" calcext:value-type="float">
            <text:p>11.4</text:p>
          </table:table-cell>
          <table:table-cell table:formula="of:=LOG([.A64];2) +1" office:value-type="float" office:value="16.943064208162" calcext:value-type="float">
            <text:p>16.943064208162</text:p>
          </table:table-cell>
          <table:table-cell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.6" calcext:value-type="float">
            <text:p>10.6</text:p>
          </table:table-cell>
          <table:table-cell table:formula="of:=LOG([.A65];2) +1" office:value-type="float" office:value="16.9657842846621" calcext:value-type="float">
            <text:p>16.9657842846621</text:p>
          </table:table-cell>
          <table:table-cell table:formula="of:=[.C65]-[.C3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.6" calcext:value-type="float">
            <text:p>8.6</text:p>
          </table:table-cell>
          <table:table-cell table:formula="of:=LOG([.A66];2) +1" office:value-type="float" office:value="16.9881520976905" calcext:value-type="float">
            <text:p>16.9881520976905</text:p>
          </table:table-cell>
          <table:table-cell/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table:formula="of:=LOG([.A67];2) +1" office:value-type="float" office:value="17.0101784040205" calcext:value-type="float">
            <text:p>17.0101784040205</text:p>
          </table:table-cell>
          <table:table-cell table:formula="of:=[.C67]-[.C34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.6" calcext:value-type="float">
            <text:p>10.6</text:p>
          </table:table-cell>
          <table:table-cell table:formula="of:=LOG([.A68];2) +1" office:value-type="float" office:value="17.0318734751199" calcext:value-type="float">
            <text:p>17.0318734751199</text:p>
          </table:table-cell>
          <table:table-cell table:formula="of:=[.C68]-[.C3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table:formula="of:=LOG([.A69];2) +1" office:value-type="float" office:value="17.0532471259124" calcext:value-type="float">
            <text:p>17.0532471259124</text:p>
          </table:table-cell>
          <table:table-cell table:formula="of:=[.C69]-[.C35]" office:value-type="float" office:value="0.800000000000001" calcext:value-type="float">
            <text:p>0.800000000000001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table:formula="of:=LOG([.A70];2) +1" office:value-type="float" office:value="17.0743087414403" calcext:value-type="float">
            <text:p>17.0743087414403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table:formula="of:=LOG([.A71];2) +1" office:value-type="float" office:value="17.0950673016071" calcext:value-type="float">
            <text:p>17.0950673016071</text:p>
          </table:table-cell>
          <table:table-cell table:formula="of:=[.C71]-[.C36]" office:value-type="float" office:value="0.800000000000001" calcext:value-type="float">
            <text:p>0.800000000000001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.6" calcext:value-type="float">
            <text:p>10.6</text:p>
          </table:table-cell>
          <table:table-cell table:formula="of:=LOG([.A72];2) +1" office:value-type="float" office:value="17.1155314041668" calcext:value-type="float">
            <text:p>17.1155314041668</text:p>
          </table:table-cell>
          <table:table-cell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2.6" calcext:value-type="float">
            <text:p>12.6</text:p>
          </table:table-cell>
          <table:table-cell table:formula="of:=LOG([.A73];2) +1" office:value-type="float" office:value="17.1357092861044" calcext:value-type="float">
            <text:p>17.1357092861044</text:p>
          </table:table-cell>
          <table:table-cell table:formula="of:=[.C73]-[.C37]"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11" calcext:value-type="float">
            <text:p>11</text:p>
          </table:table-cell>
          <table:table-cell table:formula="of:=LOG([.A74];2) +1" office:value-type="float" office:value="17.1556088435421" calcext:value-type="float">
            <text:p>17.1556088435421</text:p>
          </table:table-cell>
          <table:table-cell/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7.4" calcext:value-type="float">
            <text:p>7.4</text:p>
          </table:table-cell>
          <table:table-cell table:formula="of:=LOG([.A75];2) +1" office:value-type="float" office:value="17.175237650291" calcext:value-type="float">
            <text:p>17.175237650291</text:p>
          </table:table-cell>
          <table:table-cell table:formula="of:=[.C75]-[.C38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table:formula="of:=LOG([.A76];2) +1" office:value-type="float" office:value="17.194602975158" calcext:value-type="float">
            <text:p>17.194602975158</text:p>
          </table:table-cell>
          <table:table-cell/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table:formula="of:=LOG([.A77];2) +1" office:value-type="float" office:value="17.2137117981057" calcext:value-type="float">
            <text:p>17.2137117981057</text:p>
          </table:table-cell>
          <table:table-cell table:formula="of:=[.C77]-[.C39]" office:value-type="float" office:value="0.800000000000001" calcext:value-type="float">
            <text:p>0.800000000000001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.2" calcext:value-type="float">
            <text:p>12.2</text:p>
          </table:table-cell>
          <table:table-cell table:formula="of:=LOG([.A78];2) +1" office:value-type="float" office:value="17.232570825357" calcext:value-type="float">
            <text:p>17.232570825357</text:p>
          </table:table-cell>
          <table:table-cell/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.2" calcext:value-type="float">
            <text:p>10.2</text:p>
          </table:table-cell>
          <table:table-cell table:formula="of:=LOG([.A79];2) +1" office:value-type="float" office:value="17.2511865035243" calcext:value-type="float">
            <text:p>17.2511865035243</text:p>
          </table:table-cell>
          <table:table-cell table:formula="of:=[.C79]-[.C40]" office:value-type="float" office:value="-0.800000000000001" calcext:value-type="float">
            <text:p>-0.800000000000001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.2" calcext:value-type="float">
            <text:p>10.2</text:p>
          </table:table-cell>
          <table:table-cell table:formula="of:=LOG([.A80];2) +1" office:value-type="float" office:value="17.2695650328392" calcext:value-type="float">
            <text:p>17.2695650328392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.6" calcext:value-type="float">
            <text:p>10.6</text:p>
          </table:table-cell>
          <table:table-cell table:formula="of:=LOG([.A81];2) +1" office:value-type="float" office:value="17.2877123795495" calcext:value-type="float">
            <text:p>17.2877123795495</text:p>
          </table:table-cell>
          <table:table-cell table:formula="of:=[.C81]-[.C41]"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9.8" calcext:value-type="float">
            <text:p>9.8</text:p>
          </table:table-cell>
          <table:table-cell table:formula="of:=LOG([.A82];2) +1" office:value-type="float" office:value="17.3056342875467" calcext:value-type="float">
            <text:p>17.3056342875467</text:p>
          </table:table-cell>
          <table:table-cell/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table:formula="of:=LOG([.A83];2) +1" office:value-type="float" office:value="17.3233362892802" calcext:value-type="float">
            <text:p>17.3233362892802</text:p>
          </table:table-cell>
          <table:table-cell table:formula="of:=[.C83]-[.C42]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.6" calcext:value-type="float">
            <text:p>10.6</text:p>
          </table:table-cell>
          <table:table-cell table:formula="of:=LOG([.A84];2) +1" office:value-type="float" office:value="17.340823716009" calcext:value-type="float">
            <text:p>17.340823716009</text:p>
          </table:table-cell>
          <table:table-cell/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.8" calcext:value-type="float">
            <text:p>11.8</text:p>
          </table:table-cell>
          <table:table-cell table:formula="of:=LOG([.A85];2) +1" office:value-type="float" office:value="17.3581017074409" calcext:value-type="float">
            <text:p>17.3581017074409</text:p>
          </table:table-cell>
          <table:table-cell table:formula="of:=[.C85]-[.C43]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.2" calcext:value-type="float">
            <text:p>10.2</text:p>
          </table:table-cell>
          <table:table-cell table:formula="of:=LOG([.A86];2) +1" office:value-type="float" office:value="17.3751752207998" calcext:value-type="float">
            <text:p>17.3751752207998</text:p>
          </table:table-cell>
          <table:table-cell/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table:formula="of:=LOG([.A87];2) +1" office:value-type="float" office:value="17.3920490393642" calcext:value-type="float">
            <text:p>17.3920490393642</text:p>
          </table:table-cell>
          <table:table-cell table:formula="of:=[.C87]-[.C44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table:formula="of:=LOG([.A88];2) +1" office:value-type="float" office:value="17.4087277805108" calcext:value-type="float">
            <text:p>17.4087277805108</text:p>
          </table:table-cell>
          <table:table-cell/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table:formula="of:=LOG([.A89];2) +1" office:value-type="float" office:value="17.4252159032994" calcext:value-type="float">
            <text:p>17.4252159032994</text:p>
          </table:table-cell>
          <table:table-cell table:formula="of:=[.C89]-[.C45]" office:value-type="float" office:value="-0.800000000000001" calcext:value-type="float">
            <text:p>-0.800000000000001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table:formula="of:=LOG([.A90];2) +1" office:value-type="float" office:value="17.4415177156285" calcext:value-type="float">
            <text:p>17.4415177156285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.6" calcext:value-type="float">
            <text:p>10.6</text:p>
          </table:table-cell>
          <table:table-cell table:formula="of:=LOG([.A91];2) +1" office:value-type="float" office:value="17.4576373809918" calcext:value-type="float">
            <text:p>17.4576373809918</text:p>
          </table:table-cell>
          <table:table-cell table:formula="of:=[.C91]-[.C46]" office:value-type="float" office:value="-0.800000000000001" calcext:value-type="float">
            <text:p>-0.800000000000001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.2" calcext:value-type="float">
            <text:p>12.2</text:p>
          </table:table-cell>
          <table:table-cell table:formula="of:=LOG([.A92];2) +1" office:value-type="float" office:value="17.4735789248608" calcext:value-type="float">
            <text:p>17.4735789248608</text:p>
          </table:table-cell>
          <table:table-cell/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.6" calcext:value-type="float">
            <text:p>12.6</text:p>
          </table:table-cell>
          <table:table-cell table:formula="of:=LOG([.A93];2) +1" office:value-type="float" office:value="17.4893462407191" calcext:value-type="float">
            <text:p>17.4893462407191</text:p>
          </table:table-cell>
          <table:table-cell table:formula="of:=[.C93]-[.C47]"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9.8" calcext:value-type="float">
            <text:p>9.8</text:p>
          </table:table-cell>
          <table:table-cell table:formula="of:=LOG([.A94];2) +1" office:value-type="float" office:value="17.5049430957701" calcext:value-type="float">
            <text:p>17.5049430957701</text:p>
          </table:table-cell>
          <table:table-cell/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.4" calcext:value-type="float">
            <text:p>11.4</text:p>
          </table:table-cell>
          <table:table-cell table:formula="of:=LOG([.A95];2) +1" office:value-type="float" office:value="17.5203731363397" calcext:value-type="float">
            <text:p>17.5203731363397</text:p>
          </table:table-cell>
          <table:table-cell table:formula="of:=[.C95]-[.C48]"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table:formula="of:=LOG([.A96];2) +1" office:value-type="float" office:value="17.535639892993" calcext:value-type="float">
            <text:p>17.535639892993</text:p>
          </table:table-cell>
          <table:table-cell/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9" calcext:value-type="float">
            <text:p>9</text:p>
          </table:table-cell>
          <table:table-cell table:formula="of:=LOG([.A97];2) +1" office:value-type="float" office:value="17.5507467853832" calcext:value-type="float">
            <text:p>17.5507467853832</text:p>
          </table:table-cell>
          <table:table-cell table:formula="of:=[.C97]-[.C49]" office:value-type="float" office:value="-1.2" calcext:value-type="float">
            <text:p>-1.2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9.8" calcext:value-type="float">
            <text:p>9.8</text:p>
          </table:table-cell>
          <table:table-cell table:formula="of:=LOG([.A98];2) +1" office:value-type="float" office:value="17.5656971268492" calcext:value-type="float">
            <text:p>17.5656971268492</text:p>
          </table:table-cell>
          <table:table-cell/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.4" calcext:value-type="float">
            <text:p>11.4</text:p>
          </table:table-cell>
          <table:table-cell table:formula="of:=LOG([.A99];2) +1" office:value-type="float" office:value="17.5804941287773" calcext:value-type="float">
            <text:p>17.5804941287773</text:p>
          </table:table-cell>
          <table:table-cell table:formula="of:=[.C99]-[.C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.6" calcext:value-type="float">
            <text:p>10.6</text:p>
          </table:table-cell>
          <table:table-cell table:formula="of:=LOG([.A100];2) +1" office:value-type="float" office:value="17.5951409047417" calcext:value-type="float">
            <text:p>17.5951409047417</text:p>
          </table:table-cell>
          <table:table-cell table:formula="of:=[.C100]-[.C50]" office:value-type="float" office:value="-0.800000000000001" calcext:value-type="float">
            <text:p>-0.80000000000000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.6" calcext:value-type="float">
            <text:p>10.6</text:p>
          </table:table-cell>
          <table:table-cell table:formula="of:=LOG([.A101];2) +1" office:value-type="float" office:value="17.6096404744368" calcext:value-type="float">
            <text:p>17.6096404744368</text:p>
          </table:table-cell>
          <table:table-cell table:formula="of:=[.C101]-[.C51]" office:value-type="float" office:value="0.4" calcext:value-type="float">
            <text:p>0.4</text:p>
          </table:table-cell>
        </table:table-row>
        <table:table-row table:style-name="ro1">
          <table:table-cell table:number-columns-repeated="4"/>
          <table:table-cell table:formula="of:=SUM([.E2:.E101])" office:value-type="float" office:value="-4.4" calcext:value-type="float">
            <text:p>-4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4T05:40:55.625854111</dc:date>
    <meta:editing-duration>PT8M2S</meta:editing-duration>
    <meta:editing-cycles>1</meta:editing-cycles>
    <meta:document-statistic meta:table-count="1" meta:cell-count="456" meta:object-count="0"/>
    <meta:generator>LibreOffice/6.2.8.2$Linux_X86_64 LibreOffice_project/20$Build-2</meta:generator>
  </office:meta>
</office:document-meta>
</file>